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mbria" officeooo:paragraph-rsid="000cbd77"/>
    </style:style>
    <style:style style:name="P2" style:family="paragraph" style:parent-style-name="Text_20_body">
      <style:text-properties style:font-name="Cambria" fo:font-size="11pt" officeooo:paragraph-rsid="000e7163" style:font-size-asian="11pt" style:font-size-complex="11pt"/>
    </style:style>
    <style:style style:name="P3" style:family="paragraph" style:parent-style-name="Text_20_body">
      <style:text-properties style:font-name="Cambria" fo:font-size="11pt" officeooo:rsid="001e1ddf" officeooo:paragraph-rsid="001e1ddf" style:font-size-asian="11pt" style:font-size-complex="11pt"/>
    </style:style>
    <style:style style:name="P4" style:family="paragraph" style:parent-style-name="Text_20_body">
      <style:text-properties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ambria" fo:font-size="11pt" fo:font-weight="normal" officeooo:rsid="000fa530" officeooo:paragraph-rsid="0012bb41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ambria" fo:font-size="11pt" fo:font-weight="normal" officeooo:rsid="0025c9c9" officeooo:paragraph-rsid="000fa530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Cambria" fo:font-size="13pt" fo:font-weight="bold" officeooo:rsid="001c2353" officeooo:paragraph-rsid="001c2353" style:font-size-asian="13pt" style:font-weight-asian="bold" style:font-size-complex="13pt" style:font-weight-complex="bold"/>
    </style:style>
    <style:style style:name="P10" style:family="paragraph" style:parent-style-name="Text_20_body">
      <style:text-properties style:font-name="Cambria" fo:font-size="13pt" fo:font-weight="bold" officeooo:rsid="001e1ddf" officeooo:paragraph-rsid="001e1ddf" style:font-size-asian="13pt" style:font-weight-asian="bold" style:font-size-complex="13pt" style:font-weight-complex="bold"/>
    </style:style>
    <style:style style:name="P11" style:family="paragraph" style:parent-style-name="Text_20_body">
      <style:text-properties style:font-name="Cambria" fo:font-size="13pt" fo:font-weight="bold" officeooo:rsid="001e1ddf" officeooo:paragraph-rsid="001e1ddf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style:font-name="Cambria" fo:font-size="13pt" fo:font-weight="bold" officeooo:rsid="001e1ddf" officeooo:paragraph-rsid="003af7ba" style:font-size-asian="11.3500003814697pt" style:font-weight-asian="bold" style:font-size-complex="13pt" style:font-weight-complex="bold"/>
    </style:style>
    <style:style style:name="P13" style:family="paragraph" style:parent-style-name="Text_20_body">
      <style:text-properties style:font-name="Cambria" fo:font-size="13pt" fo:font-weight="bold" officeooo:rsid="0028e4ec" officeooo:paragraph-rsid="0028e4ec" style:font-size-asian="11.3500003814697pt" style:font-weight-asian="bold" style:font-size-complex="13pt" style:font-weight-complex="bold"/>
    </style:style>
    <style:style style:name="P14" style:family="paragraph" style:parent-style-name="Text_20_body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15" style:family="paragraph" style:parent-style-name="Text_20_body">
      <style:text-properties officeooo:paragraph-rsid="000fa530"/>
    </style:style>
    <style:style style:name="P16" style:family="paragraph" style:parent-style-name="Heading_20_1">
      <style:text-properties style:font-name="Cambria" officeooo:rsid="000cbd77" officeooo:paragraph-rsid="000cbd77"/>
    </style:style>
    <style:style style:name="P17" style:family="paragraph" style:parent-style-name="Text_20_body" style:list-style-name="L1">
      <style:text-properties style:text-line-through-style="solid" style:text-line-through-type="single" style:font-name="Cambria" fo:font-size="11pt" officeooo:rsid="000e7163" officeooo:paragraph-rsid="000e7163" style:font-size-asian="11pt" style:font-size-complex="11pt"/>
    </style:style>
    <style:style style:name="P18" style:family="paragraph" style:parent-style-name="Text_20_body" style:list-style-name="L1">
      <style:text-properties style:text-line-through-style="solid" style:text-line-through-type="single" style:font-name="Cambria" fo:font-size="11pt" officeooo:paragraph-rsid="000e7163" style:font-size-asian="11pt" style:font-size-complex="11pt"/>
    </style:style>
    <style:style style:name="P19" style:family="paragraph" style:parent-style-name="Text_20_body" style:list-style-name="L1">
      <style:text-properties style:text-line-through-style="solid" style:text-line-through-type="single" style:font-name="Cambria" fo:font-size="11pt" officeooo:rsid="00339b87" officeooo:paragraph-rsid="00339b87" style:font-size-asian="11pt" style:font-size-complex="11pt"/>
    </style:style>
    <style:style style:name="P20" style:family="paragraph" style:parent-style-name="Text_20_body" style:list-style-name="L1">
      <style:text-properties style:text-line-through-style="solid" style:text-line-through-type="single" style:font-name="Cambria" fo:font-size="11pt" officeooo:rsid="0028e4ec" officeooo:paragraph-rsid="0028e4ec" style:font-size-asian="11pt" style:font-size-complex="11pt"/>
    </style:style>
    <style:style style:name="P21" style:family="paragraph" style:parent-style-name="Text_20_body" style:list-style-name="L1">
      <style:text-properties style:text-line-through-style="solid" style:text-line-through-type="single" style:font-name="Cambria" fo:font-size="11pt" officeooo:rsid="001e1ddf" officeooo:paragraph-rsid="001e1ddf" style:font-size-asian="11pt" style:font-size-complex="11pt"/>
    </style:style>
    <style:style style:name="P22" style:family="paragraph" style:parent-style-name="Text_20_body" style:list-style-name="L2">
      <style:text-properties style:text-line-through-style="solid" style:text-line-through-type="single" style:font-name="Cambria" fo:font-size="11pt" fo:font-weight="normal" officeooo:rsid="00437bbe" officeooo:paragraph-rsid="00437bbe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3">
      <style:text-properties style:text-line-through-style="solid" style:text-line-through-type="single" style:font-name="Cambria" fo:font-size="11pt" fo:font-weight="normal" officeooo:rsid="0028e4ec" officeooo:paragraph-rsid="0028e4ec" style:font-size-asian="9.60000038146973pt" style:font-weight-asian="normal" style:font-size-complex="11pt" style:font-weight-complex="normal"/>
    </style:style>
    <style:style style:name="P24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401b2" officeooo:paragraph-rsid="003af7ba" style:font-size-asian="9.60000038146973pt" style:font-weight-asian="normal" style:font-size-complex="11pt" style:font-weight-complex="normal"/>
    </style:style>
    <style:style style:name="P25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5c9c9" officeooo:paragraph-rsid="003af7ba" style:font-size-asian="9.60000038146973pt" style:font-weight-asian="normal" style:font-size-complex="11pt" style:font-weight-complex="normal"/>
    </style:style>
    <style:style style:name="P26" style:family="paragraph" style:parent-style-name="Text_20_body" style:list-style-name="L7">
      <style:text-properties style:text-line-through-style="solid" style:text-line-through-type="single" style:font-name="Cambria" fo:font-size="11pt" fo:font-weight="normal" officeooo:rsid="00367317" officeooo:paragraph-rsid="00367317" style:font-size-asian="9.60000038146973pt" style:font-weight-asian="normal" style:font-size-complex="11pt" style:font-weight-complex="normal"/>
    </style:style>
    <style:style style:name="P27" style:family="paragraph" style:parent-style-name="Text_20_body" style:list-style-name="L4">
      <style:text-properties style:text-line-through-style="solid" style:text-line-through-type="single" style:font-name="Cambria" fo:font-size="11pt" fo:font-weight="normal" officeooo:rsid="0014da81" officeooo:paragraph-rsid="0014da81" style:font-size-asian="11pt" style:font-weight-asian="normal" style:font-size-complex="11pt" style:font-weight-complex="normal"/>
    </style:style>
    <style:style style:name="P28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29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bcebf" officeooo:paragraph-rsid="001bcebf" style:font-size-asian="11pt" style:font-weight-asian="normal" style:font-size-complex="11pt" style:font-weight-complex="normal"/>
    </style:style>
    <style:style style:name="P30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9b05d" officeooo:paragraph-rsid="0019b05d" style:font-size-asian="11pt" style:font-weight-asian="normal" style:font-size-complex="11pt" style:font-weight-complex="normal"/>
    </style:style>
    <style:style style:name="P31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32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33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e1ddf" style:font-size-asian="11pt" style:font-weight-asian="normal" style:font-size-complex="11pt" style:font-weight-complex="normal"/>
    </style:style>
    <style:style style:name="P34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a1e4e" style:font-size-asian="11pt" style:font-weight-asian="normal" style:font-size-complex="11pt" style:font-weight-complex="normal"/>
    </style:style>
    <style:style style:name="P35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f1f10" style:font-size-asian="11pt" style:font-weight-asian="normal" style:font-size-complex="11pt" style:font-weight-complex="normal"/>
    </style:style>
    <style:style style:name="P36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c2353" officeooo:paragraph-rsid="001c2353" style:font-size-asian="11pt" style:font-weight-asian="normal" style:font-size-complex="11pt" style:font-weight-complex="normal"/>
    </style:style>
    <style:style style:name="P37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8e4ec" officeooo:paragraph-rsid="0028e4ec" style:font-size-asian="9.60000038146973pt" style:font-weight-asian="bold" style:font-size-complex="11pt" style:font-weight-complex="bold"/>
    </style:style>
    <style:style style:name="P38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433bd5" officeooo:paragraph-rsid="00433bd5" style:font-size-asian="9.60000038146973pt" style:font-weight-asian="bold" style:font-size-complex="11pt" style:font-weight-complex="bold"/>
    </style:style>
    <style:style style:name="P39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a587c" officeooo:paragraph-rsid="002a587c" style:font-size-asian="9.60000038146973pt" style:font-weight-asian="bold" style:font-size-complex="11pt" style:font-weight-complex="bold"/>
    </style:style>
    <style:style style:name="P40" style:family="paragraph" style:parent-style-name="Text_20_body" style:list-style-name="L6">
      <style:text-properties style:text-line-through-style="solid" style:text-line-through-type="single" style:font-name="Cambria" fo:font-size="11pt" fo:font-weight="bold" officeooo:rsid="002401b2" officeooo:paragraph-rsid="003af7ba" style:font-size-asian="9.60000038146973pt" style:font-weight-asian="bold" style:font-size-complex="11pt" style:font-weight-complex="bold"/>
    </style:style>
    <style:style style:name="P41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fo:font-weight="normal" officeooo:rsid="0028e4ec" officeooo:paragraph-rsid="00368fbc" style:font-weight-asian="normal" style:font-weight-complex="normal"/>
    </style:style>
    <style:style style:name="P42" style:family="paragraph" style:parent-style-name="Text_20_body" style:list-style-name="L4">
      <style:text-properties style:text-line-through-style="solid" style:text-line-through-type="single" fo:font-weight="normal" officeooo:rsid="002a587c" officeooo:paragraph-rsid="002a587c" style:font-weight-asian="normal" style:font-weight-complex="normal"/>
    </style:style>
    <style:style style:name="P43" style:family="paragraph" style:parent-style-name="Text_20_body" style:list-style-name="L4">
      <style:text-properties style:text-line-through-style="solid" style:text-line-through-type="single" fo:font-weight="normal" officeooo:rsid="002a587c" officeooo:paragraph-rsid="002c07db" style:font-weight-asian="normal" style:font-weight-complex="normal"/>
    </style:style>
    <style:style style:name="P44" style:family="paragraph" style:parent-style-name="Text_20_body" style:list-style-name="L4">
      <style:text-properties style:text-line-through-style="solid" style:text-line-through-type="single" officeooo:rsid="003e6332" officeooo:paragraph-rsid="003e6332"/>
    </style:style>
    <style:style style:name="P45" style:family="paragraph" style:parent-style-name="Text_20_body" style:list-style-name="L4">
      <style:text-properties style:text-line-through-style="solid" style:text-line-through-type="single" officeooo:paragraph-rsid="002a587c"/>
    </style:style>
    <style:style style:name="P46" style:family="paragraph" style:parent-style-name="Text_20_body" style:list-style-name="L4">
      <style:text-properties style:text-line-through-style="solid" style:text-line-through-type="single" officeooo:paragraph-rsid="0014da81"/>
    </style:style>
    <style:style style:name="P47" style:family="paragraph" style:parent-style-name="Text_20_body" style:list-style-name="L4">
      <style:text-properties style:text-line-through-style="solid" style:text-line-through-type="single" officeooo:paragraph-rsid="002c07db"/>
    </style:style>
    <style:style style:name="P48" style:family="paragraph" style:parent-style-name="Text_20_body" style:list-style-name="L4">
      <style:text-properties style:text-line-through-style="solid" style:text-line-through-type="single" fo:font-weight="bold" officeooo:rsid="002a587c" officeooo:paragraph-rsid="002a587c" style:font-weight-asian="bold" style:font-weight-complex="bold"/>
    </style:style>
    <style:style style:name="P49" style:family="paragraph" style:parent-style-name="Text_20_body" style:list-style-name="L5">
      <style:text-properties style:text-line-through-style="solid" style:text-line-through-type="single" officeooo:paragraph-rsid="0017c7c2"/>
    </style:style>
    <style:style style:name="P50" style:family="paragraph" style:parent-style-name="Text_20_body" style:list-style-name="L10">
      <style:text-properties style:font-name="Cambria" fo:font-size="11pt" fo:font-weight="bold" officeooo:rsid="00286404" officeooo:paragraph-rsid="00286404" style:font-size-asian="9.60000038146973pt" style:font-weight-asian="bold" style:font-size-complex="11pt" style:font-weight-complex="bold"/>
    </style:style>
    <style:style style:name="P51" style:family="paragraph" style:parent-style-name="Text_20_body" style:list-style-name="L9">
      <style:text-properties style:font-name="Cambria" fo:font-size="11pt" fo:font-weight="bold" officeooo:rsid="001f1f10" officeooo:paragraph-rsid="001f1f10" style:font-size-asian="11pt" style:font-weight-asian="bold" style:font-size-complex="11pt" style:font-weight-complex="bold"/>
    </style:style>
    <style:style style:name="P52" style:family="paragraph" style:parent-style-name="Text_20_body" style:list-style-name="L9">
      <style:text-properties style:font-name="Cambria" fo:font-size="11pt" fo:font-weight="bold" officeooo:rsid="00368fbc" officeooo:paragraph-rsid="00368fbc" style:font-size-asian="11pt" style:font-weight-asian="bold" style:font-size-complex="11pt" style:font-weight-complex="bold"/>
    </style:style>
    <style:style style:name="P53" style:family="paragraph" style:parent-style-name="Text_20_body" style:list-style-name="L11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54" style:family="paragraph" style:parent-style-name="Text_20_body" style:list-style-name="L11">
      <style:text-properties style:font-name="Cambria" fo:font-size="11pt" fo:font-weight="bold" officeooo:rsid="00269812" officeooo:paragraph-rsid="00269812" style:font-size-asian="11pt" style:font-weight-asian="bold" style:font-size-complex="11pt" style:font-weight-complex="bold"/>
    </style:style>
    <style:style style:name="P55" style:family="paragraph" style:parent-style-name="Text_20_body" style:list-style-name="L10">
      <style:text-properties style:font-name="Cambria" fo:font-size="11pt" fo:font-weight="normal" officeooo:rsid="001d6d44" officeooo:paragraph-rsid="001d6d44" style:font-size-asian="9.60000038146973pt" style:font-weight-asian="normal" style:font-size-complex="11pt" style:font-weight-complex="normal"/>
    </style:style>
    <style:style style:name="P56" style:family="paragraph" style:parent-style-name="Text_20_body" style:list-style-name="L10">
      <style:text-properties style:font-name="Cambria" fo:font-size="11pt" fo:font-weight="normal" officeooo:rsid="00286404" officeooo:paragraph-rsid="00286404" style:font-size-asian="9.60000038146973pt" style:font-weight-asian="normal" style:font-size-complex="11pt" style:font-weight-complex="normal"/>
    </style:style>
    <style:style style:name="P57" style:family="paragraph" style:parent-style-name="Text_20_body" style:list-style-name="L9">
      <style:text-properties style:font-name="Cambria" fo:font-size="11pt" fo:font-weight="normal" officeooo:rsid="00160efe" officeooo:paragraph-rsid="001c2353" style:font-size-asian="11pt" style:font-weight-asian="normal" style:font-size-complex="11pt" style:font-weight-complex="normal"/>
    </style:style>
    <style:style style:name="P58" style:family="paragraph" style:parent-style-name="Text_20_body" style:list-style-name="L9">
      <style:text-properties style:font-name="Cambria" fo:font-size="11pt" fo:font-weight="normal" officeooo:rsid="00269812" officeooo:paragraph-rsid="00269812" style:font-size-asian="11pt" style:font-weight-asian="normal" style:font-size-complex="11pt" style:font-weight-complex="normal"/>
    </style:style>
    <style:style style:name="P59" style:family="paragraph" style:parent-style-name="Text_20_body" style:list-style-name="L9">
      <style:text-properties style:font-name="Cambria" fo:font-size="11pt" fo:font-weight="normal" officeooo:rsid="0017c7c2" officeooo:paragraph-rsid="001c2353" style:font-size-asian="11pt" style:font-weight-asian="normal" style:font-size-complex="11pt" style:font-weight-complex="normal"/>
    </style:style>
    <style:style style:name="P60" style:family="paragraph" style:parent-style-name="Text_20_body" style:list-style-name="L9">
      <style:text-properties style:font-name="Cambria" fo:font-size="11pt" fo:font-weight="normal" officeooo:rsid="00367317" officeooo:paragraph-rsid="00367317" style:font-size-asian="11pt" style:font-weight-asian="normal" style:font-size-complex="11pt" style:font-weight-complex="normal"/>
    </style:style>
    <style:style style:name="P61" style:family="paragraph" style:parent-style-name="Text_20_body" style:list-style-name="L9">
      <style:text-properties style:font-name="Cambria" fo:font-size="11pt" fo:font-weight="normal" officeooo:rsid="00367317" officeooo:paragraph-rsid="00368fbc" style:font-size-asian="11pt" style:font-weight-asian="normal" style:font-size-complex="11pt" style:font-weight-complex="normal"/>
    </style:style>
    <style:style style:name="P62" style:family="paragraph" style:parent-style-name="Text_20_body" style:list-style-name="L9">
      <style:text-properties style:font-name="Cambria" fo:font-size="11pt" fo:font-weight="normal" officeooo:rsid="001a8a73" officeooo:paragraph-rsid="001c2353" style:font-size-asian="11pt" style:font-weight-asian="normal" style:font-size-complex="11pt" style:font-weight-complex="normal"/>
    </style:style>
    <style:style style:name="P63" style:family="paragraph" style:parent-style-name="Text_20_body" style:list-style-name="L9">
      <style:text-properties style:font-name="Cambria" fo:font-size="11pt" fo:font-weight="normal" officeooo:rsid="001e1ddf" officeooo:paragraph-rsid="001e1ddf" style:font-size-asian="11pt" style:font-weight-asian="normal" style:font-size-complex="11pt" style:font-weight-complex="normal"/>
    </style:style>
    <style:style style:name="P64" style:family="paragraph" style:parent-style-name="Text_20_body" style:list-style-name="L9">
      <style:text-properties style:font-name="Cambria" fo:font-size="11pt" fo:font-weight="normal" officeooo:rsid="001ac321" officeooo:paragraph-rsid="001c2353" style:font-size-asian="11pt" style:font-weight-asian="normal" style:font-size-complex="11pt" style:font-weight-complex="normal"/>
    </style:style>
    <style:style style:name="P65" style:family="paragraph" style:parent-style-name="Text_20_body" style:list-style-name="L9">
      <style:text-properties style:font-name="Cambria" fo:font-size="11pt" fo:font-weight="normal" officeooo:rsid="001f1f10" officeooo:paragraph-rsid="001f1f10" style:font-size-asian="11pt" style:font-weight-asian="normal" style:font-size-complex="11pt" style:font-weight-complex="normal"/>
    </style:style>
    <style:style style:name="P66" style:family="paragraph" style:parent-style-name="Text_20_body" style:list-style-name="L9">
      <style:text-properties style:font-name="Cambria" fo:font-size="11pt" fo:font-weight="normal" officeooo:rsid="001bcebf" officeooo:paragraph-rsid="001c2353" style:font-size-asian="11pt" style:font-weight-asian="normal" style:font-size-complex="11pt" style:font-weight-complex="normal"/>
    </style:style>
    <style:style style:name="P67" style:family="paragraph" style:parent-style-name="Text_20_body" style:list-style-name="L9">
      <style:text-properties style:font-name="Cambria" fo:font-size="11pt" fo:font-weight="normal" officeooo:rsid="00368fbc" officeooo:paragraph-rsid="00368fbc" style:font-size-asian="11pt" style:font-weight-asian="normal" style:font-size-complex="11pt" style:font-weight-complex="normal"/>
    </style:style>
    <style:style style:name="P68" style:family="paragraph" style:parent-style-name="Text_20_body" style:list-style-name="L11">
      <style:text-properties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69" style:family="paragraph" style:parent-style-name="Text_20_body" style:list-style-name="L11">
      <style:text-properties style:font-name="Cambria" fo:font-size="11pt" fo:font-weight="normal" officeooo:rsid="002197c8" officeooo:paragraph-rsid="002197c8" style:font-size-asian="11pt" style:font-weight-asian="normal" style:font-size-complex="11pt" style:font-weight-complex="normal"/>
    </style:style>
    <style:style style:name="P70" style:family="paragraph" style:parent-style-name="Text_20_body" style:list-style-name="L11">
      <style:text-properties style:font-name="Cambria" fo:font-size="11pt" fo:font-weight="normal" officeooo:rsid="0022e84a" officeooo:paragraph-rsid="0022e84a" style:font-size-asian="11pt" style:font-weight-asian="normal" style:font-size-complex="11pt" style:font-weight-complex="normal"/>
    </style:style>
    <style:style style:name="T1" style:family="text">
      <style:text-properties officeooo:rsid="000e7163"/>
    </style:style>
    <style:style style:name="T2" style:family="text">
      <style:text-properties officeooo:rsid="000ed3aa"/>
    </style:style>
    <style:style style:name="T3" style:family="text">
      <style:text-properties officeooo:rsid="001360e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b0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b05d" style:font-weight-asian="bold" style:font-weight-complex="bold"/>
    </style:style>
    <style:style style:name="T8" style:family="text">
      <style:text-properties fo:font-weight="bold" officeooo:rsid="001a1e4e" style:font-weight-asian="bold" style:font-weight-complex="bold"/>
    </style:style>
    <style:style style:name="T9" style:family="text">
      <style:text-properties fo:font-weight="bold" officeooo:rsid="001a8a73" style:font-weight-asian="bold" style:font-weight-complex="bold"/>
    </style:style>
    <style:style style:name="T10" style:family="text">
      <style:text-properties fo:font-weight="bold" officeooo:rsid="001ac321" style:font-weight-asian="bold" style:font-weight-complex="bold"/>
    </style:style>
    <style:style style:name="T11" style:family="text">
      <style:text-properties fo:font-weight="bold" officeooo:rsid="001e1ddf" style:font-weight-asian="bold" style:font-weight-complex="bold"/>
    </style:style>
    <style:style style:name="T12" style:family="text">
      <style:text-properties fo:font-weight="bold" officeooo:rsid="001f1f10" style:font-weight-asian="bold" style:font-weight-complex="bold"/>
    </style:style>
    <style:style style:name="T13" style:family="text">
      <style:text-properties fo:font-weight="bold" officeooo:rsid="0022e84a" style:font-weight-asian="bold" style:font-weight-complex="bold"/>
    </style:style>
    <style:style style:name="T14" style:family="text">
      <style:text-properties fo:font-weight="bold" officeooo:rsid="00286df4" style:font-weight-asian="bold" style:font-weight-complex="bold"/>
    </style:style>
    <style:style style:name="T15" style:family="text">
      <style:text-properties fo:font-weight="bold" officeooo:rsid="00368fbc" style:font-weight-asian="bold" style:font-weight-complex="bold"/>
    </style:style>
    <style:style style:name="T16" style:family="text">
      <style:text-properties fo:font-weight="bold" style:font-size-asian="9.60000038146973pt" style:font-weight-asian="bold" style:font-weight-complex="bold"/>
    </style:style>
    <style:style style:name="T17" style:family="text">
      <style:text-properties officeooo:rsid="001ac321"/>
    </style:style>
    <style:style style:name="T18" style:family="text">
      <style:text-properties officeooo:rsid="001c2353"/>
    </style:style>
    <style:style style:name="T19" style:family="text">
      <style:text-properties officeooo:rsid="001f1f10"/>
    </style:style>
    <style:style style:name="T20" style:family="text">
      <style:text-properties officeooo:rsid="002197c8"/>
    </style:style>
    <style:style style:name="T21" style:family="text">
      <style:text-properties officeooo:rsid="0025c9c9"/>
    </style:style>
    <style:style style:name="T22" style:family="text">
      <style:text-properties officeooo:rsid="00269812"/>
    </style:style>
    <style:style style:name="T23" style:family="text">
      <style:text-properties style:font-name="Cambria" fo:font-size="11pt" fo:font-weight="normal" style:font-size-asian="9.60000038146973pt" style:font-weight-asian="normal" style:font-size-complex="11pt" style:font-weight-complex="normal"/>
    </style:style>
    <style:style style:name="T24" style:family="text">
      <style:text-properties style:font-name="Cambria" fo:font-size="11pt" fo:font-weight="normal" officeooo:rsid="002a587c" style:font-size-asian="9.60000038146973pt" style:font-weight-asian="normal" style:font-size-complex="11pt" style:font-weight-complex="normal"/>
    </style:style>
    <style:style style:name="T25" style:family="text">
      <style:text-properties style:font-name="Cambria" fo:font-size="11pt" fo:font-weight="normal" officeooo:rsid="002c07db" style:font-size-asian="9.60000038146973pt" style:font-weight-asian="normal" style:font-size-complex="11pt" style:font-weight-complex="normal"/>
    </style:style>
    <style:style style:name="T26" style:family="text">
      <style:text-properties style:font-name="Cambria" fo:font-size="11pt" fo:font-weight="normal" officeooo:rsid="00145840" style:font-size-asian="11pt" style:font-weight-asian="normal" style:font-size-complex="11pt" style:font-weight-complex="normal"/>
    </style:style>
    <style:style style:name="T27" style:family="text">
      <style:text-properties style:font-name="Cambria" fo:font-size="11pt" fo:font-weight="normal" officeooo:rsid="0014da81" style:font-size-asian="11pt" style:font-weight-asian="normal" style:font-size-complex="11pt" style:font-weight-complex="normal"/>
    </style:style>
    <style:style style:name="T28" style:family="text">
      <style:text-properties style:font-name="Cambria" fo:font-size="11pt" fo:font-weight="normal" officeooo:rsid="001f1f10" style:font-size-asian="11pt" style:font-weight-asian="normal" style:font-size-complex="11pt" style:font-weight-complex="normal"/>
    </style:style>
    <style:style style:name="T29" style:family="text">
      <style:text-properties style:font-name="Cambria" fo:font-size="11pt" fo:font-weight="normal" officeooo:rsid="0017c7c2" style:font-size-asian="11pt" style:font-weight-asian="normal" style:font-size-complex="11pt" style:font-weight-complex="normal"/>
    </style:style>
    <style:style style:name="T30" style:family="text">
      <style:text-properties style:font-name="Cambria" fo:font-size="11pt" fo:font-weight="bold" officeooo:rsid="00145840" style:font-size-asian="11pt" style:font-weight-asian="bold" style:font-size-complex="11pt" style:font-weight-complex="bold"/>
    </style:style>
    <style:style style:name="T31" style:family="text">
      <style:text-properties style:font-name="Cambria" fo:font-size="11pt" fo:font-weight="bold" officeooo:rsid="001a8a73" style:font-size-asian="11pt" style:font-weight-asian="bold" style:font-size-complex="11pt" style:font-weight-complex="bold"/>
    </style:style>
    <style:style style:name="T32" style:family="text">
      <style:text-properties style:font-name="Cambria" fo:font-size="11pt" fo:font-weight="bold" officeooo:rsid="0019b05d" style:font-size-asian="11pt" style:font-weight-asian="bold" style:font-size-complex="11pt" style:font-weight-complex="bold"/>
    </style:style>
    <style:style style:name="T33" style:family="text">
      <style:text-properties style:font-name="Cambria" fo:font-size="11pt" fo:font-weight="bold" officeooo:rsid="001e1ddf" style:font-size-asian="11pt" style:font-weight-asian="bold" style:font-size-complex="11pt" style:font-weight-complex="bold"/>
    </style:style>
    <style:style style:name="T34" style:family="text">
      <style:text-properties style:font-name="Cambria" fo:font-size="11pt" fo:font-weight="bold" officeooo:rsid="0017c7c2" style:font-size-asian="11pt" style:font-weight-asian="bold" style:font-size-complex="11pt" style:font-weight-complex="bold"/>
    </style:style>
    <style:style style:name="T35" style:family="text">
      <style:text-properties style:font-name="Cambria" fo:font-size="11pt" fo:font-weight="bold" style:font-size-asian="9.60000038146973pt" style:font-weight-asian="bold" style:font-size-complex="11pt" style:font-weight-complex="bold"/>
    </style:style>
    <style:style style:name="T36" style:family="text">
      <style:text-properties style:font-name="Cambria" fo:font-size="11pt" fo:font-weight="bold" officeooo:rsid="001bcebf" style:font-size-asian="9.60000038146973pt" style:font-weight-asian="bold" style:font-size-complex="11pt" style:font-weight-complex="bold"/>
    </style:style>
    <style:style style:name="T37" style:family="text">
      <style:text-properties style:font-name="Cambria" fo:font-size="11pt" fo:font-weight="bold" officeooo:rsid="00367317" style:font-size-asian="9.60000038146973pt" style:font-weight-asian="bold" style:font-size-complex="11pt" style:font-weight-complex="bold"/>
    </style:style>
    <style:style style:name="T38" style:family="text">
      <style:text-properties style:font-name="Cambria" fo:font-size="11pt" fo:font-weight="bold" officeooo:rsid="002c07db" style:font-size-asian="9.60000038146973pt" style:font-weight-asian="bold" style:font-size-complex="11pt" style:font-weight-complex="bold"/>
    </style:style>
    <style:style style:name="T39" style:family="text">
      <style:text-properties style:font-name="Cambria" fo:font-size="11pt" style:font-size-asian="9.60000038146973pt" style:font-size-complex="11pt"/>
    </style:style>
    <style:style style:name="T40" style:family="text">
      <style:text-properties style:font-name="Cambria" fo:font-size="11pt" officeooo:rsid="001bcebf" style:font-size-asian="9.60000038146973pt" style:font-size-complex="11pt"/>
    </style:style>
    <style:style style:name="T41" style:family="text">
      <style:text-properties style:font-name="Cambria" fo:font-size="11pt" officeooo:rsid="0028e4ec" style:font-size-asian="9.60000038146973pt" style:font-size-complex="11pt"/>
    </style:style>
    <style:style style:name="T42" style:family="text">
      <style:text-properties style:font-name="Cambria" fo:font-size="13pt" fo:font-weight="bold" officeooo:rsid="003af7ba" style:font-size-asian="13pt" style:font-weight-asian="bold" style:font-size-complex="13pt" style:font-weight-complex="bold"/>
    </style:style>
    <style:style style:name="T43" style:family="text">
      <style:text-properties style:font-name="Cambria" fo:font-size="13pt" fo:font-weight="bold" officeooo:rsid="0019b05d" style:font-size-asian="13pt" style:font-weight-asian="bold" style:font-size-complex="13pt" style:font-weight-complex="bold"/>
    </style:style>
    <style:style style:name="T44" style:family="text">
      <style:text-properties style:font-name="Cambria" fo:font-size="13pt" fo:font-weight="bold" officeooo:rsid="002197c8" style:font-size-asian="13pt" style:font-weight-asian="bold" style:font-size-complex="13pt" style:font-weight-complex="bold"/>
    </style:style>
    <style:style style:name="T45" style:family="text">
      <style:text-properties style:font-name="Cambria" fo:font-size="13pt" fo:font-weight="bold" officeooo:rsid="000fa530" style:font-size-asian="13pt" style:font-weight-asian="bold" style:font-size-complex="13pt" style:font-weight-complex="bold"/>
    </style:style>
    <style:style style:name="T46" style:family="text">
      <style:text-properties style:font-name="Cambria" fo:font-size="13pt" fo:font-weight="bold" officeooo:rsid="001360e0" style:font-size-asian="13pt" style:font-weight-asian="bold" style:font-size-complex="13pt" style:font-weight-complex="bold"/>
    </style:style>
    <style:style style:name="T47" style:family="text">
      <style:text-properties style:font-name="Cambria" fo:font-size="13pt" fo:font-weight="bold" officeooo:rsid="00394deb" style:font-size-asian="13pt" style:font-weight-asian="bold" style:font-size-complex="13pt" style:font-weight-complex="bold"/>
    </style:style>
    <style:style style:name="T48" style:family="text">
      <style:text-properties style:font-name="Cambria" fo:font-size="13pt" fo:font-weight="bold" officeooo:rsid="003813cb" style:font-size-asian="13pt" style:font-weight-asian="bold" style:font-size-complex="13pt" style:font-weight-complex="bold"/>
    </style:style>
    <style:style style:name="T49" style:family="text">
      <style:text-properties officeooo:rsid="002d647a"/>
    </style:style>
    <style:style style:name="T50" style:family="text">
      <style:text-properties officeooo:rsid="00368fbc"/>
    </style:style>
    <style:style style:name="T51" style:family="text">
      <style:text-properties officeooo:rsid="003af7ba"/>
    </style:style>
    <style:style style:name="T52" style:family="text">
      <style:text-properties officeooo:rsid="003b8f9a"/>
    </style:style>
    <style:style style:name="T53" style:family="text">
      <style:text-properties officeooo:rsid="003bd433"/>
    </style:style>
    <style:style style:name="T54" style:family="text">
      <style:text-properties officeooo:rsid="003d31ad"/>
    </style:style>
    <style:style style:name="T55" style:family="text">
      <style:text-properties officeooo:rsid="00286404"/>
    </style:style>
    <style:style style:name="T56" style:family="text">
      <style:text-properties officeooo:rsid="0044fcd1"/>
    </style:style>
    <style:style style:name="T57" style:family="text">
      <style:text-properties officeooo:rsid="0049b168"/>
    </style:style>
    <style:style style:name="T58" style:family="text">
      <style:text-properties officeooo:rsid="0049ffeb"/>
    </style:style>
    <style:style style:name="T59" style:family="text">
      <style:text-properties style:text-line-through-style="solid" style:text-line-through-type="single"/>
    </style:style>
    <style:style style:name="T60" style:family="text">
      <style:text-properties style:text-line-through-style="solid" style:text-line-through-type="single" officeooo:rsid="002197c8"/>
    </style:style>
    <style:style style:name="T61" style:family="text">
      <style:text-properties style:text-line-through-style="solid" style:text-line-through-type="single" officeooo:rsid="003af7ba"/>
    </style:style>
    <style:style style:name="T62" style:family="text">
      <style:text-properties style:text-line-through-style="solid" style:text-line-through-type="single" officeooo:rsid="003bd4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Schach – Pseudocode</text:h>
      <text:p text:style-name="P1"/>
      <text:p text:style-name="P10">HTML/CSS - Grundgerüst</text:p>
      <text:list xml:id="list3841729853" text:style-name="L1">
        <text:list-item>
          <text:p text:style-name="P17">HTML [Spielfeld]<text:tab/><text:tab/>→ Div &gt; Div x 8 <text:span text:style-name="T3">x 8</text:span></text:p>
        </text:list-item>
        <text:list-item>
          <text:p text:style-name="P18"><text:span text:style-name="T1">HTML [Figuren]<text:tab/><text:tab/>→ </text:span><text:span text:style-name="T2">SVGs innherhalb der Divs</text:span></text:p>
          <text:list>
            <text:list-item>
              <text:p text:style-name="P19">Figuren werden in Divs Platziert als SVG Dateien</text:p>
            </text:list-item>
          </text:list>
        </text:list-item>
        <text:list-item>
          <text:p text:style-name="P20">HTML [Input]<text:tab/><text:tab/>→ 2<text:span text:style-name="T49">x</text:span> Input für Spielernamen</text:p>
        </text:list-item>
        <text:list-item>
          <text:p text:style-name="P21">CSS<text:tab/><text:tab/><text:tab/><text:tab/>→ simples Styling</text:p>
        </text:list-item>
      </text:list>
      <text:p text:style-name="P3"/>
      <text:p text:style-name="P13"><text:span text:style-name="T51">1</text:span>. JS – Start Game – <text:span text:style-name="T51">Modul index.js</text:span></text:p>
      <text:list xml:id="list2296586522" text:style-name="L2">
        <text:list-item>
          <text:p text:style-name="P22">Funktion <text:span text:style-name="T6">„changePlayer“</text:span></text:p>
          <text:list>
            <text:list-item>
              <text:p text:style-name="P22"><text:span text:style-name="T6">Zweck: </text:span>Ändert den Spieler und startet Spiel neu</text:p>
            </text:list-item>
          </text:list>
        </text:list-item>
      </text:list>
      <text:list xml:id="list1599146787" text:style-name="L3">
        <text:list-item>
          <text:p text:style-name="P23">Funktion: <text:span text:style-name="T6">„startGame“</text:span></text:p>
          <text:list>
            <text:list-item>
              <text:p text:style-name="P37">Zweck: <text:span text:style-name="T4">Startet das Spiel.</text:span></text:p>
            </text:list-item>
            <text:list-item>
              <text:p text:style-name="P38"><text:span text:style-name="T4">Startet die Funktion </text:span><text:span text:style-name="T55">„resetGame“</text:span></text:p>
            </text:list-item>
            <text:list-item>
              <text:p text:style-name="P39"><text:span text:style-name="T4">Startet die Funktion </text:span>„getPlayerName“</text:p>
            </text:list-item>
            <text:list-item>
              <text:p text:style-name="P37"><text:span text:style-name="T4">Startet die Funktion </text:span>„updateBoard“</text:p>
            </text:list-item>
            <text:list-item>
              <text:p text:style-name="P41"><text:span text:style-name="T39">Startet die Funktion</text:span><text:span text:style-name="T35"> „</text:span><text:span text:style-name="T37">addEventListenerToField“</text:span></text:p>
            </text:list-item>
          </text:list>
        </text:list-item>
      </text:list>
      <text:p text:style-name="P2"/>
      <text:p text:style-name="P15"><text:span text:style-name="T42">2</text:span><text:span text:style-name="T43">. </text:span><text:span text:style-name="T44">JS</text:span><text:span text:style-name="T45"> – </text:span><text:span text:style-name="T46">Spielfeld – </text:span><text:span text:style-name="T47">Spieldaten</text:span><text:span text:style-name="T48"> – </text:span><text:span text:style-name="T42">Modul </text:span><text:span text:style-name="T47">Data</text:span></text:p>
      <text:list xml:id="list69729108" text:style-name="L4">
        <text:list-item>
          <text:p text:style-name="P44"><text:span text:style-name="T24">O</text:span><text:span text:style-name="T23">bjekt </text:span><text:span text:style-name="T35">„Data“</text:span></text:p>
          <text:list>
            <text:list-item>
              <text:p text:style-name="P45"><text:span text:style-name="T24">Variable</text:span><text:span text:style-name="T36"> „round = 0“</text:span></text:p>
              <text:list>
                <text:list-item>
                  <text:p text:style-name="P48"><text:span text:style-name="T40">Z</text:span><text:span text:style-name="T39">weck: </text:span><text:span text:style-name="T23">Zählt die Runden</text:span></text:p>
                </text:list-item>
              </text:list>
            </text:list-item>
            <text:list-item>
              <text:p text:style-name="P48"><text:span text:style-name="T23">Variable „</text:span><text:span text:style-name="T39">player1“</text:span></text:p>
              <text:list>
                <text:list-item>
                  <text:p text:style-name="P48"><text:span text:style-name="T39">Zweck: </text:span><text:span text:style-name="T23">Dient für die Siegerverkündung</text:span></text:p>
                </text:list-item>
              </text:list>
            </text:list-item>
            <text:list-item>
              <text:p text:style-name="P42"><text:span text:style-name="T39">Variable </text:span><text:span text:style-name="T35">„player2“</text:span></text:p>
              <text:list>
                <text:list-item>
                  <text:p text:style-name="P48"><text:span text:style-name="T39">Zweck: </text:span><text:span text:style-name="T23">Gleich wie „Player1“</text:span></text:p>
                </text:list-item>
                <text:list-item>
                  <text:p text:style-name="P48"><text:span text:style-name="T39">Zweck: </text:span><text:span text:style-name="T23">Dient zur Überprüfung auf AI</text:span></text:p>
                </text:list-item>
              </text:list>
            </text:list-item>
            <text:list-item>
              <text:p text:style-name="P45"><text:span text:style-name="T26">Array 8 x 8 </text:span><text:span text:style-name="T30">„</text:span><text:span text:style-name="T31">b</text:span><text:span text:style-name="T32">oard“</text:span></text:p>
              <text:list>
                <text:list-item>
                  <text:p text:style-name="P46"><text:span text:style-name="T33">Zweck: </text:span><text:span text:style-name="T27">Das Array soll zur Bestimmung der </text:span><text:span text:style-name="T28">v</text:span><text:span text:style-name="T27">aliden Züge dienen</text:span></text:p>
                </text:list-item>
                <text:list-item>
                  <text:p text:style-name="P27"><text:span text:style-name="T11">Zweck: </text:span>Das Array soll zur Überprüfung eines Sieges/Matt dienen</text:p>
                </text:list-item>
              </text:list>
            </text:list-item>
          </text:list>
        </text:list-item>
        <text:list-item>
          <text:p text:style-name="P43"><text:span text:style-name="T41">F</text:span><text:span text:style-name="T39">unktion </text:span><text:span text:style-name="T35">„getPlayerName“</text:span></text:p>
          <text:list>
            <text:list-item>
              <text:p text:style-name="P43"><text:soft-page-break/><text:span text:style-name="T35">Zweck: </text:span><text:span text:style-name="T39">Speichert die SpielerNamen aus dem Input</text:span></text:p>
            </text:list-item>
            <text:list-item>
              <text:p text:style-name="P47"><text:span text:style-name="T25">Speicher die Spielernamen im Objekt </text:span><text:span text:style-name="T38">„gameData“</text:span></text:p>
            </text:list-item>
          </text:list>
        </text:list-item>
      </text:list>
      <text:list xml:id="list1022327880" text:style-name="L5">
        <text:list-item>
          <text:p text:style-name="P49"><text:span text:style-name="T29">Funktion </text:span><text:span text:style-name="T34">„</text:span><text:span text:style-name="T32">updateBoard</text:span><text:span text:style-name="T34">“ </text:span></text:p>
          <text:list>
            <text:list-item>
              <text:p text:style-name="P28"><text:span text:style-name="T11">Zweck: </text:span>Das Array soll sich an das Spielfeld anpassen bzw. aktualisieren</text:p>
            </text:list-item>
            <text:list-item>
              <text:p text:style-name="P28">Schleife durchforscht gesamtes Spielfeld und speichert die jeweilige Figur am Ort im Array ab.</text:p>
            </text:list-item>
            <text:list-item>
              <text:p text:style-name="P29">+1 Runde <text:span text:style-name="T6">„</text:span><text:span text:style-name="T12">round“ </text:span><text:span text:style-name="T54">(lieber in eigene</text:span><text:span text:style-name="T56">r</text:span><text:span text:style-name="T54"> Funktion)</text:span></text:p>
            </text:list-item>
            <text:list-item>
              <text:p text:style-name="P30">Funktion <text:span text:style-name="T6">„checkGameStatus“</text:span> wird ausgeführt</text:p>
            </text:list-item>
            <text:list-item>
              <text:p text:style-name="P31"><text:span text:style-name="T22">Wenn AI ein Spieler, dann </text:span>Funktion <text:span text:style-name="T6">„checkAITurn“</text:span></text:p>
            </text:list-item>
          </text:list>
        </text:list-item>
      </text:list>
      <text:p text:style-name="P7"/>
      <text:p text:style-name="P12"><text:span text:style-name="T51">3</text:span><text:span text:style-name="T59">. </text:span><text:span text:style-name="T60">JS</text:span><text:span text:style-name="T59"> – Figurenklassen – </text:span><text:span text:style-name="T61">Modul </text:span><text:span text:style-name="T62">Pieces – Game Logic</text:span></text:p>
      <text:list xml:id="list3734344876" text:style-name="L6">
        <text:list-item>
          <text:p text:style-name="P40">Bauer </text:p>
          <text:list>
            <text:list-item>
              <text:p text:style-name="P24">Bewegung: 1 Feld nach vorn</text:p>
            </text:list-item>
            <text:list-item>
              <text:p text:style-name="P24">Angriff: 1 Feld zu beiden vorderen Seiten</text:p>
            </text:list-item>
          </text:list>
        </text:list-item>
        <text:list-item>
          <text:p text:style-name="P40">Läufer</text:p>
          <text:list>
            <text:list-item>
              <text:p text:style-name="P24">Bewegung: Unendlich d<text:span text:style-name="T21">iagonal</text:span></text:p>
            </text:list-item>
          </text:list>
        </text:list-item>
        <text:list-item>
          <text:p text:style-name="P40">Springer</text:p>
          <text:list>
            <text:list-item>
              <text:p text:style-name="P24">Bewegung: L</text:p>
            </text:list-item>
            <text:list-item>
              <text:p text:style-name="P25">Springt über Figuren</text:p>
            </text:list-item>
          </text:list>
        </text:list-item>
        <text:list-item>
          <text:p text:style-name="P40">Turm</text:p>
          <text:list>
            <text:list-item>
              <text:p text:style-name="P25">Bewegung: Unendlich horizontal und vertikal</text:p>
            </text:list-item>
            <text:list-item>
              <text:p text:style-name="P25">Fähigkeit: Tausch mit König</text:p>
            </text:list-item>
          </text:list>
        </text:list-item>
        <text:list-item>
          <text:p text:style-name="P40">Dame</text:p>
          <text:list>
            <text:list-item>
              <text:p text:style-name="P25">Bewegung: Unendlich Felder jede Richtung</text:p>
            </text:list-item>
          </text:list>
        </text:list-item>
        <text:list-item>
          <text:p text:style-name="P40">König </text:p>
          <text:list>
            <text:list-item>
              <text:p text:style-name="P25">Bewegung: 1 Feld jede Richtung</text:p>
            </text:list-item>
          </text:list>
        </text:list-item>
      </text:list>
      <text:p text:style-name="P4"/>
      <text:p text:style-name="P8"><text:span text:style-name="T51">4</text:span><text:span text:style-name="T5">. </text:span><text:span text:style-name="T20">JS</text:span> – <text:span text:style-name="T18">Auswahl der Figur – </text:span><text:span text:style-name="T51">Modul PieceMove – </text:span><text:span text:style-name="T53">Game Logik</text:span></text:p>
      <text:list xml:id="list1389521279" text:style-name="L7">
        <text:list-item>
          <text:p text:style-name="P26">Funktion: <text:span text:style-name="T6">„addEventListenerToField“</text:span></text:p>
          <text:list>
            <text:list-item>
              <text:p text:style-name="P26"><text:span text:style-name="T6">Zweck: </text:span>Fügt allen Feldern einen EventListener hinzu mit der <text:s/>Funktion <text:span text:style-name="T6">„selectPiece“.</text:span></text:p>
            </text:list-item>
          </text:list>
        </text:list-item>
        <text:list-item>
          <text:p text:style-name="P26">Funktion: <text:span text:style-name="T6">„removeEventListenerToField“</text:span></text:p>
          <text:list>
            <text:list-item>
              <text:p text:style-name="P26"><text:span text:style-name="T6">Zweck:</text:span> Entfernt von allen Feldern einen EventListener mit der <text:s/>Funktion <text:span text:style-name="T6">„selectPiece“.</text:span></text:p>
            </text:list-item>
          </text:list>
        </text:list-item>
      </text:list>
      <text:list xml:id="list3955147900" text:style-name="L8">
        <text:list-item>
          <text:p text:style-name="P32"><text:soft-page-break/>Funktion - <text:span text:style-name="T6">„</text:span><text:span text:style-name="T7">selectPiece</text:span><text:span text:style-name="T6">“</text:span></text:p>
          <text:list>
            <text:list-item>
              <text:p text:style-name="P33"><text:span text:style-name="T10">Zweck: </text:span>Ermöglicht das <text:span text:style-name="T19">A</text:span>nwählen einer Figur durch einen Klick</text:p>
            </text:list-item>
            <text:list-item>
              <text:p text:style-name="P34">löst Funktion aus, die Überprüft wer gerade dran ist, <text:span text:style-name="T6">„checkWhoseTurn“</text:span></text:p>
            </text:list-item>
            <text:list-item>
              <text:p text:style-name="P32">löst Funktion aus, die die validen Züge überprüft, <text:span text:style-name="T8">„calculateValidMoves“</text:span></text:p>
              <text:list>
                <text:list-item>
                  <text:p text:style-name="P36">Übergibt die ID der Schachfigur</text:p>
                </text:list-item>
              </text:list>
            </text:list-item>
          </text:list>
        </text:list-item>
        <text:list-item>
          <text:p text:style-name="P34">Funktion <text:span text:style-name="T6">„checkWhoseTurn“</text:span></text:p>
          <text:list>
            <text:list-item>
              <text:p text:style-name="P35"><text:span text:style-name="T6">Zweck: </text:span>Nur die Figuren die deinem Zug entsprechen dürfen ausgewählt werden.</text:p>
            </text:list-item>
            <text:list-item>
              <text:p text:style-name="P34">Wenn Spieler 1 dran ist und die Figur weiß ist, dann weiter sonst return.</text:p>
            </text:list-item>
            <text:list-item>
              <text:p text:style-name="P34">Wenn Spieler 2 dran ist und die Figur schwarz ist, dann weiter sonst return.</text:p>
            </text:list-item>
          </text:list>
        </text:list-item>
      </text:list>
      <text:p text:style-name="P14"/>
      <text:p text:style-name="P8"><text:span text:style-name="T51">5</text:span><text:span text:style-name="T5">. </text:span><text:span text:style-name="T20">JS</text:span> – <text:span text:style-name="T18">Platzierung der Figur – </text:span><text:span text:style-name="T51">Modul PieceMove – </text:span><text:span text:style-name="T53">Game Logik</text:span></text:p>
      <text:list xml:id="list3450473787" text:style-name="L9">
        <text:list-item>
          <text:p text:style-name="P57">Funktion <text:span text:style-name="T6">„</text:span><text:span text:style-name="T7">calculateValidMoves</text:span><text:span text:style-name="T6">“</text:span></text:p>
          <text:list>
            <text:list-item>
              <text:p text:style-name="P51">Zweck: <text:span text:style-name="T4">Berechnet valide Züge, damit diese weitergegeben werden können.</text:span></text:p>
            </text:list-item>
            <text:list-item>
              <text:p text:style-name="P57">Valide Züge werden berechnet, <text:span text:style-name="T5">anhand des Arrays </text:span><text:span text:style-name="T7">„</text:span><text:span text:style-name="T8">b</text:span><text:span text:style-name="T7">oard“ </text:span><text:span text:style-name="T18">und der übergebenen ID, </text:span><text:span text:style-name="T57">die die </text:span><text:span text:style-name="T58">funktion</text:span><text:span text:style-name="T18"> von der jeweiligen Figur </text:span><text:span text:style-name="T57">aufruft</text:span><text:span text:style-name="T18">.</text:span></text:p>
            </text:list-item>
            <text:list-item>
              <text:p text:style-name="P58">Startet die Funktion <text:span text:style-name="T6">„filterInvalidMoves“</text:span></text:p>
            </text:list-item>
            <text:list-item>
              <text:p text:style-name="P58">Wenn kein valider Zug vorhanden, dann return.</text:p>
            </text:list-item>
            <text:list-item>
              <text:p text:style-name="P59">Löst Funktion aus, die die validen Züge anzeigt, <text:span text:style-name="T6">„</text:span><text:span text:style-name="T7">showValidMoves“</text:span></text:p>
            </text:list-item>
          </text:list>
        </text:list-item>
        <text:list-item>
          <text:p text:style-name="P59">Funktion <text:span text:style-name="T6">„</text:span><text:span text:style-name="T8">showValidMoves</text:span><text:span text:style-name="T6">“</text:span></text:p>
          <text:list>
            <text:list-item>
              <text:p text:style-name="P59"><text:span text:style-name="T14">Zweck: </text:span>Valide Züge werden dem Benutzer auf dem Bord angezeigt</text:p>
            </text:list-item>
            <text:list-item>
              <text:p text:style-name="P60">Entfernt alle Eventlistener mit der Funktion <text:span text:style-name="T6">„remove</text:span><text:span text:style-name="T16">EventListenerToField“</text:span></text:p>
            </text:list-item>
            <text:list-item>
              <text:p text:style-name="P59">Jedem validem Feld wird ein EventListener<text:span text:style-name="T6"> „</text:span><text:span text:style-name="T9">executeMove“</text:span><text:span text:style-name="T6"> </text:span>hinzugefügt</text:p>
            </text:list-item>
            <text:list-item>
              <text:p text:style-name="P62">Jedem anderen Feld, ein Event, dass die Figur wieder abwählt. <text:span text:style-name="T6">„deselectPiece“</text:span></text:p>
            </text:list-item>
          </text:list>
        </text:list-item>
        <text:list-item>
          <text:p text:style-name="P62">Funktion <text:span text:style-name="T6">„deselectPiece“</text:span></text:p>
          <text:list>
            <text:list-item>
              <text:p text:style-name="P63"><text:span text:style-name="T6">Zweck: </text:span>Setzt die Auswahl des Boards zurück.</text:p>
            </text:list-item>
            <text:list-item>
              <text:p text:style-name="P62">entfernt alle EventListener, die durch „showValidMoves“ hinzugefügt wurden.</text:p>
            </text:list-item>
            <text:list-item>
              <text:p text:style-name="P60">Startet die Funktion <text:span text:style-name="T6">„add</text:span><text:span text:style-name="T16">EventListenerToField“</text:span></text:p>
            </text:list-item>
            <text:list-item>
              <text:p text:style-name="P62"><text:span text:style-name="T50">Startet die Funktion </text:span><text:span text:style-name="T15">„resetMoveHints“</text:span><text:span text:style-name="T17">.</text:span></text:p>
            </text:list-item>
          </text:list>
        </text:list-item>
        <text:list-item>
          <text:p text:style-name="P61">Funktion <text:span text:style-name="T6">„reset</text:span><text:span text:style-name="T15">MoveHints</text:span><text:span text:style-name="T6">“</text:span></text:p>
          <text:list>
            <text:list-item>
              <text:p text:style-name="P52">Zweck: <text:span text:style-name="T4">Entfernt alle visuellen Zughinweise.</text:span></text:p>
            </text:list-item>
          </text:list>
        </text:list-item>
        <text:list-item>
          <text:p text:style-name="P64">Funktion <text:span text:style-name="T6">„executeMove“</text:span></text:p>
          <text:list>
            <text:list-item>
              <text:p text:style-name="P65"><text:soft-page-break/><text:span text:style-name="T6">Zweck: </text:span>Führt den Zug aus.</text:p>
            </text:list-item>
            <text:list-item>
              <text:p text:style-name="P64">Entfernt aus dem angewählten Feld, das Kindelement bzw. eine eventuelle Figur.</text:p>
            </text:list-item>
            <text:list-item>
              <text:p text:style-name="P64">Platziert die ausgewählte Figur.</text:p>
            </text:list-item>
            <text:list-item>
              <text:p text:style-name="P64">Entfernt die ausgewählte Figur vom alten Platz.</text:p>
            </text:list-item>
            <text:list-item>
              <text:p text:style-name="P66">Startet die Funktion „<text:span text:style-name="T6">deselectPiece“</text:span></text:p>
              <text:list>
                <text:list-item>
                  <text:p text:style-name="P67">Wenn keine AI, wenn doch dan<text:span text:style-name="T52">n</text:span> start der Funktion <text:span text:style-name="T6">„resetMoveHints“</text:span></text:p>
                </text:list-item>
              </text:list>
            </text:list-item>
            <text:list-item>
              <text:p text:style-name="P64">Startet die Funktion „<text:span text:style-name="T6">updateBoard“</text:span>.</text:p>
            </text:list-item>
          </text:list>
        </text:list-item>
        <text:list-item>
          <text:p text:style-name="P58">Funktion <text:span text:style-name="T6">„filterInavlidMoves“</text:span></text:p>
          <text:list>
            <text:list-item>
              <text:p text:style-name="P58"><text:span text:style-name="T6">Zweck: </text:span>Filtert alle ungültigen Züge, die als Folge hätten, dass der König direkt angegriffen werden kann.</text:p>
            </text:list-item>
            <text:list-item>
              <text:p text:style-name="P58">Durchsucht alle möglichen Züge der Gegenseite, wenn der Spieler diesen Zug ausführt.</text:p>
            </text:list-item>
            <text:list-item>
              <text:p text:style-name="P58">Entfernt alle die ungültig sind und gibt die möglichen Züge zurück.</text:p>
            </text:list-item>
          </text:list>
        </text:list-item>
      </text:list>
      <text:p text:style-name="P5"/>
      <text:p text:style-name="P9"><text:span text:style-name="T51">6</text:span>. <text:span text:style-name="T20">JS</text:span> – Konrolle auf Sieg oder Schach – <text:span text:style-name="T51">Modul controllGameStatus – </text:span><text:span text:style-name="T53">Game Logic</text:span></text:p>
      <text:list xml:id="list258318330" text:style-name="L10">
        <text:list-item>
          <text:p text:style-name="P55">Funktion <text:span text:style-name="T6">„checkGameStatus“</text:span></text:p>
          <text:list>
            <text:list-item>
              <text:p text:style-name="P55"><text:span text:style-name="T6">Zweck:</text:span> Kontrolliert ob das Spiel entschieden ist oder ein „Schach“ vorliegt.</text:p>
            </text:list-item>
            <text:list-item>
              <text:p text:style-name="P55">Startet die Funktion <text:span text:style-name="T6">„checkWin“</text:span>.</text:p>
            </text:list-item>
            <text:list-item>
              <text:p text:style-name="P55">Startet die Funktion <text:span text:style-name="T6">„checkSchach“.</text:span></text:p>
            </text:list-item>
          </text:list>
        </text:list-item>
        <text:list-item>
          <text:p text:style-name="P55">Funktion <text:span text:style-name="T6">„checkSchach“</text:span></text:p>
          <text:list>
            <text:list-item>
              <text:p text:style-name="P55"><text:span text:style-name="T12">Zweck: </text:span>Ein Hinweis wird eingeblendet das ein Schach vorliegt</text:p>
            </text:list-item>
          </text:list>
        </text:list-item>
        <text:list-item>
          <text:p text:style-name="P55">Funktion <text:span text:style-name="T6">„checkWin“</text:span></text:p>
          <text:list>
            <text:list-item>
              <text:p text:style-name="P55"><text:span text:style-name="T12">Zweck: </text:span>Überprüft ob einer der Spieler gesiegt hat.</text:p>
            </text:list-item>
            <text:list-item>
              <text:p text:style-name="P56">Startet die Funktion <text:span text:style-name="T6">„runGameOver“</text:span></text:p>
            </text:list-item>
          </text:list>
        </text:list-item>
        <text:list-item>
          <text:p text:style-name="P56">Funktion <text:span text:style-name="T6">„runGameOver“</text:span></text:p>
          <text:list>
            <text:list-item>
              <text:p text:style-name="P50">Zweck: <text:span text:style-name="T4">Meldung erscheint, wer der Sieger ist.</text:span></text:p>
            </text:list-item>
            <text:list-item>
              <text:p text:style-name="P56">Meldung über den Sieger</text:p>
            </text:list-item>
            <text:list-item>
              <text:p text:style-name="P50"><text:span text:style-name="T4">Startet die Funktion </text:span>„resetGame“</text:p>
            </text:list-item>
          </text:list>
        </text:list-item>
        <text:list-item>
          <text:p text:style-name="P50"><text:span text:style-name="T4">Funktion </text:span>„resetGame“</text:p>
          <text:list>
            <text:list-item>
              <text:p text:style-name="P50">Zweck: <text:span text:style-name="T4">Setzt das Spiel zurück.</text:span></text:p>
            </text:list-item>
            <text:list-item>
              <text:p text:style-name="P56">Round wird auf 0 gesetzt</text:p>
            </text:list-item>
            <text:list-item>
              <text:p text:style-name="P56">Figuren bekommen ihren alten Platz zurück.</text:p>
            </text:list-item>
          </text:list>
        </text:list-item>
      </text:list>
      <text:p text:style-name="P6"><text:soft-page-break/></text:p>
      <text:p text:style-name="P11"><text:span text:style-name="T51">7</text:span>. <text:span text:style-name="T20">JS</text:span> – AI – <text:span text:style-name="T51">Modul AI-Logik</text:span></text:p>
      <text:list xml:id="list579682480" text:style-name="L11">
        <text:list-item>
          <text:p text:style-name="P68">Funktion <text:span text:style-name="T6">„checkAITurn“</text:span></text:p>
          <text:list>
            <text:list-item>
              <text:p text:style-name="P53">Zweck: <text:span text:style-name="T4">Überpfüft ob die AI am Zug ist.</text:span></text:p>
            </text:list-item>
            <text:list-item>
              <text:p text:style-name="P53"><text:span text:style-name="T4">Startet die Funktion </text:span>„checkAllValidAIMoves“</text:p>
            </text:list-item>
          </text:list>
        </text:list-item>
        <text:list-item>
          <text:p text:style-name="P68">Funktion <text:span text:style-name="T6">„checkAllValidAIMoves“</text:span></text:p>
          <text:list>
            <text:list-item>
              <text:p text:style-name="P53">Zweck: <text:span text:style-name="T4">Überprüft alle valide mögliche Züge von der AI und gibt sie wieder.</text:span></text:p>
            </text:list-item>
            <text:list-item>
              <text:p text:style-name="P54"><text:span text:style-name="T4">Startet die Funktion </text:span>„filterInvalidMoves“</text:p>
            </text:list-item>
            <text:list-item>
              <text:p text:style-name="P53"><text:span text:style-name="T4">Startet Funktion </text:span>„<text:span text:style-name="T20">evaluateAIMoves“</text:span></text:p>
            </text:list-item>
          </text:list>
        </text:list-item>
        <text:list-item>
          <text:p text:style-name="P69">Funktion <text:span text:style-name="T6">„evaluateAIMoves“</text:span></text:p>
          <text:list>
            <text:list-item>
              <text:p text:style-name="P69"><text:span text:style-name="T6">Zweck: </text:span>Kontrolliert alle möglichen Züge und sucht den Besten aus.</text:p>
            </text:list-item>
            <text:list-item>
              <text:p text:style-name="P69">Startet die Funktion <text:span text:style-name="T6">„</text:span><text:span text:style-name="T13">showAISelected</text:span><text:span text:style-name="T6">Move“</text:span></text:p>
            </text:list-item>
          </text:list>
        </text:list-item>
        <text:list-item>
          <text:p text:style-name="P70">Funktion <text:span text:style-name="T6">„showAISelectedMove“</text:span></text:p>
          <text:list>
            <text:list-item>
              <text:p text:style-name="P70"><text:span text:style-name="T6">Zweck: </text:span>Zeigt dem Spieler visuell welchen Zug die AI machen wird.</text:p>
            </text:list-item>
            <text:list-item>
              <text:p text:style-name="P70">Makiert Feld wohin der Zug gehen wird für 2 sek.</text:p>
            </text:list-item>
            <text:list-item>
              <text:p text:style-name="P70">Startet die Funktion <text:span text:style-name="T6">„executeMove“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52:08.683671920</meta:creation-date>
    <dc:date>2024-05-21T21:01:48.652084506</dc:date>
    <meta:editing-duration>PT4H11M2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5" meta:paragraph-count="131" meta:word-count="878" meta:character-count="5573" meta:non-whitespace-character-count="4917"/>
  </office:meta>
</office:document-meta>
</file>